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marshalException.Unmarshal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arshalException.Unmarshal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arshalException.Unmarshal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arshalException.UnmarshalException( String message , String errorCod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arshalException.UnmarshalException( String message , String error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